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4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5.99pt"/>
    </style:style>
    <style:style style:name="co6" style:family="table-column">
      <style:table-column-properties fo:break-before="auto" style:column-width="54.79pt"/>
    </style:style>
    <style:style style:name="co7" style:family="table-column">
      <style:table-column-properties fo:break-before="auto" style:column-width="8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dddddd"/>
      <style:text-properties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99ff99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DejaVu Sans Mono" fo:font-size="9pt" fo:font-weight="normal" fo:font-style="normal" style:font-name-asian="DejaVu Sans Mono" style:font-name-complex="DejaVu Sans Mono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style:font-name="DejaVu Sans Mono" fo:font-size="9pt" fo:font-weight="normal" fo:font-style="normal" style:font-name-asian="DejaVu Sans Mono" style:font-name-complex="DejaVu Sans Mono" style:font-size-asian="9pt" style:font-size-complex="9pt" style:font-weight-asian="normal" style:font-weight-complex="normal" style:font-style-asian="normal" style:font-style-complex="normal" fo:color="#0000ff"/>
    </style:style>
    <style:style style:name="T3" style:family="text">
      <style:text-properties style:font-name="DejaVu Sans Mono" fo:font-size="9pt" fo:font-weight="normal" fo:font-style="normal" style:font-name-asian="DejaVu Sans Mono" style:font-name-complex="DejaVu Sans Mono" style:font-size-asian="9pt" style:font-size-complex="9pt" style:font-weight-asian="normal" style:font-weight-complex="normal" style:font-style-asian="normal" style:font-style-complex="normal" fo:color="#000000"/>
    </style:style>
    <style:style style:name="T4" style:family="text">
      <style:text-properties fo:font-weight="bold"/>
    </style:style>
  </office:automatic-styles>
  <office:body>
    <office:spreadsheet>
      <table:calculation-settings table:automatic-find-labels="false"/>
      <table:table table:name="Histogram10OBSTACLES" table:style-name="ta1">
        <table:shapes>
          <draw:frame draw:z-index="0" draw:style-name="gr1" draw:text-style-name="P1" svg:width="467.55pt" svg:height="255.23pt" svg:x="0pt" svg:y="201.06pt">
            <loext:p draw:notify-on-update-of-ranges="Histogram10OBSTACLES.A3:Histogram10OBSTACLES.A13 Histogram10OBSTACLES.B2:Histogram10OBSTACLES.B2 Histogram10OBSTACLES.B3:Histogram10OBSTACLES.B13 Histogram10OBSTACLES.A3:Histogram10OBSTACLES.A13 Histogram10OBSTACLES.C2:Histogram10OBSTACLES.C2 Histogram10OBSTACLES.C3:Histogram10OBSTACLES.C13 Histogram10OBSTACLES.A3:Histogram10OBSTACLES.A13 Histogram10OBSTACLES.D2:Histogram10OBSTACLES.D2 Histogram10OBSTACLES.D3:Histogram10OBSTACLES.D13 Histogram10OBSTACLES.A3:Histogram10OBSTACLES.A13 Histogram10OBSTACLES.E2:Histogram10OBSTACLES.E2 Histogram10OBSTACLES.E3:Histogram10OBSTACLES.E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table:style-name="ce1" office:value-type="string" calcext:value-type="string">
            <text:p>10 Targets</text:p>
          </table:table-cell>
          <table:table-cell table:style-name="ce1" table:number-columns-repeated="2"/>
          <table:table-cell table:style-name="ce2" office:value-type="string" calcext:value-type="string">
            <text:p><text:span text:style-name="T1">relevantbachNumbers=[</text:span><text:span text:style-name="T2">9</text:span><text:span text:style-name="T3">,</text:span><text:span text:style-name="T2">10</text:span><text:span text:style-name="T3">,</text:span><text:span text:style-name="T2">11</text:span><text:span text:style-name="T3">,</text:span><text:span text:style-name="T2">12</text:span><text:span text:style-name="T3">,</text:span><text:span text:style-name="T2">13</text:span><text:span text:style-name="T3">]</text:span></text:p>
          </table:table-cell>
          <table:table-cell table:style-name="ce1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Bin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<text:span text:style-name="T4">ANOVA - Single Factor</text:span>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6393442623" calcext:value-type="float">
            <text:p>0.0163934426</text:p>
          </table:table-cell>
          <table:table-cell table:number-columns-repeated="6"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015625" calcext:value-type="float">
            <text:p>0.015625</text:p>
          </table:table-cell>
          <table:table-cell table:number-columns-repeated="1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327868852459" calcext:value-type="float">
            <text:p>0.0327868852</text:p>
          </table:table-cell>
          <table:table-cell office:value-type="float" office:value="0.0819672131148" calcext:value-type="float">
            <text:p>0.0819672131</text:p>
          </table:table-cell>
          <table:table-cell/>
          <table:table-cell office:value-type="float" office:value="0.0151515151515" calcext:value-type="float">
            <text:p>0.0151515152</text:p>
          </table:table-cell>
          <table:table-cell table:number-columns-repeated="3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16393442623" calcext:value-type="float">
            <text:p>0.0163934426</text:p>
          </table:table-cell>
          <table:table-cell office:value-type="float" office:value="0.0819672131148" calcext:value-type="float">
            <text:p>0.0819672131</text:p>
          </table:table-cell>
          <table:table-cell/>
          <table:table-cell office:value-type="float" office:value="0.0757575757576" calcext:value-type="float">
            <text:p>0.0757575758</text:p>
          </table:table-cell>
          <table:table-cell table:number-columns-repeated="3"/>
          <table:table-cell table:style-name="ce3" office:value-type="float" office:value="11" calcext:value-type="float">
            <text:p>11</text:p>
          </table:table-cell>
          <table:table-cell table:formula="of:=COUNT([$'ANOVA Test'.$A$2:.$A$94])" office:value-type="float" office:value="61" calcext:value-type="float">
            <text:p>61</text:p>
          </table:table-cell>
          <table:table-cell table:formula="of:=SUM([$'ANOVA Test'.$A$2:.$A$94])" office:value-type="float" office:value="36.8" calcext:value-type="float">
            <text:p>36.8</text:p>
          </table:table-cell>
          <table:table-cell table:style-name="ce3" table:formula="of:=AVERAGE([$'ANOVA Test'.$A$2:.$A$94])" office:value-type="float" office:value="0.60327868852459" calcext:value-type="float">
            <text:p>0.6032786885</text:p>
          </table:table-cell>
          <table:table-cell table:formula="of:=VAR([$'ANOVA Test'.$A$2:.$A$94])" office:value-type="float" office:value="0.0363224043715847" calcext:value-type="float">
            <text:p>0.0363224044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6393442623" calcext:value-type="float">
            <text:p>0.1639344262</text:p>
          </table:table-cell>
          <table:table-cell office:value-type="float" office:value="0.213114754098" calcext:value-type="float">
            <text:p>0.213114754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6363636364" calcext:value-type="float">
            <text:p>0.136363636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COUNT([$'ANOVA Test'.$B$2:.$B$94])" office:value-type="float" office:value="55" calcext:value-type="float">
            <text:p>55</text:p>
          </table:table-cell>
          <table:table-cell table:formula="of:=SUM([$'ANOVA Test'.$B$2:.$B$94])" office:value-type="float" office:value="34.8" calcext:value-type="float">
            <text:p>34.8</text:p>
          </table:table-cell>
          <table:table-cell table:style-name="ce3" table:formula="of:=AVERAGE([$'ANOVA Test'.$B$2:.$B$94])[.O4]" office:value-type="string" office:string-value="" calcext:value-type="error">
            <text:p>Err:509</text:p>
          </table:table-cell>
          <table:table-cell table:formula="of:=VAR([$'ANOVA Test'.$B$2:.$B$94])" office:value-type="float" office:value="0.027057239057239" calcext:value-type="float">
            <text:p>0.0270572391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14754098361" calcext:value-type="float">
            <text:p>0.1147540984</text:p>
          </table:table-cell>
          <table:table-cell office:value-type="float" office:value="0.147540983607" calcext:value-type="float">
            <text:p>0.1475409836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227272727273" calcext:value-type="float">
            <text:p>0.2272727273</text:p>
          </table:table-cell>
          <table:table-cell table:number-columns-repeated="3"/>
          <table:table-cell table:style-name="ce3" office:value-type="float" office:value="41" calcext:value-type="float">
            <text:p>41</text:p>
          </table:table-cell>
          <table:table-cell table:formula="of:=COUNT([$'ANOVA Test'.$C$2:.$C$94])" office:value-type="float" office:value="43" calcext:value-type="float">
            <text:p>43</text:p>
          </table:table-cell>
          <table:table-cell table:formula="of:=SUM([$'ANOVA Test'.$C$2:.$C$94])" office:value-type="float" office:value="22.1" calcext:value-type="float">
            <text:p>22.1</text:p>
          </table:table-cell>
          <table:table-cell table:formula="of:=AVERAGE([$'ANOVA Test'.$C$2:.$C$94])" office:value-type="float" office:value="0.513953488372093" calcext:value-type="float">
            <text:p>0.5139534884</text:p>
          </table:table-cell>
          <table:table-cell table:formula="of:=VAR([$'ANOVA Test'.$C$2:.$C$94])" office:value-type="float" office:value="0.0331339977851606" calcext:value-type="float">
            <text:p>0.0331339978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13114754098" calcext:value-type="float">
            <text:p>0.2131147541</text:p>
          </table:table-cell>
          <table:table-cell office:value-type="float" office:value="0.27868852459" calcext:value-type="float">
            <text:p>0.2786885246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333333333333" calcext:value-type="float">
            <text:p>0.3333333333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COUNT([$'ANOVA Test'.$D$2:.$D$94])" office:value-type="float" office:value="93" calcext:value-type="float">
            <text:p>93</text:p>
          </table:table-cell>
          <table:table-cell table:formula="of:=SUM([$'ANOVA Test'.$D$2:.$D$94])" office:value-type="float" office:value="51.6" calcext:value-type="float">
            <text:p>51.6</text:p>
          </table:table-cell>
          <table:table-cell table:formula="of:=AVERAGE([$'ANOVA Test'.$D$2:.$D$94])" office:value-type="float" office:value="0.55483870967742" calcext:value-type="float">
            <text:p>0.5548387097</text:p>
          </table:table-cell>
          <table:table-cell table:formula="of:=VAR([$'ANOVA Test'.$D$2:.$D$94])" office:value-type="float" office:value="0.0220687237026648" calcext:value-type="float">
            <text:p>0.0220687237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13114754098" calcext:value-type="float">
            <text:p>0.2131147541</text:p>
          </table:table-cell>
          <table:table-cell office:value-type="float" office:value="0.0655737704918" calcext:value-type="float">
            <text:p>0.0655737705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0.0909090909091" calcext:value-type="float">
            <text:p>0.0909090909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47540983607" calcext:value-type="float">
            <text:p>0.1475409836</text:p>
          </table:table-cell>
          <table:table-cell office:value-type="float" office:value="0.0983606557377" calcext:value-type="float">
            <text:p>0.0983606557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106060606061" calcext:value-type="float">
            <text:p>0.1060606061</text:p>
          </table:table-cell>
          <table:table-cell table:number-columns-repeated="3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819672131148" calcext:value-type="float">
            <text:p>0.0819672131</text:p>
          </table:table-cell>
          <table:table-cell office:value-type="float" office:value="0.0327868852459" calcext:value-type="float">
            <text:p>0.0327868852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151515151515" calcext:value-type="float">
            <text:p>0.0151515152</text:p>
          </table:table-cell>
          <table:table-cell table:number-columns-repeated="3"/>
          <table:table-cell office:value-type="string" calcext:value-type="string">
            <text:p>Between Groups</text:p>
          </table:table-cell>
          <table:table-cell table:formula="of:=SUMPRODUCT([$'ANOVA Test'.$H$5:.$H$8];[$'ANOVA Test'.$I$5:.$I$8])-SUM([$'ANOVA Test'.$H$5:.$H$8])^2/SUM([$'ANOVA Test'.$G$5:.$G$8])" office:value-type="float" office:value="0.429479420357197" calcext:value-type="float">
            <text:p>0.4294794204</text:p>
          </table:table-cell>
          <table:table-cell table:formula="of:=COUNT([$'ANOVA Test'.$H$5:.$H$8])-1" office:value-type="float" office:value="3" calcext:value-type="float">
            <text:p>3</text:p>
          </table:table-cell>
          <table:table-cell table:formula="of:=[$'ANOVA Test'.$G$11] / [$'ANOVA Test'.$H$11]" office:value-type="float" office:value="0.143159806785732" calcext:value-type="float">
            <text:p>0.1431598068</text:p>
          </table:table-cell>
          <table:table-cell table:formula="of:=[$'ANOVA Test'.$I$11] / [$'ANOVA Test'.$I$12]" office:value-type="float" office:value="5.0271443386241" calcext:value-type="float">
            <text:p>5.0271443386</text:p>
          </table:table-cell>
          <table:table-cell table:style-name="ce5" table:formula="of:=LEGACY.FDIST([$'ANOVA Test'.$J$11]; [$'ANOVA Test'.$H$11]; [$'ANOVA Test'.$H$12])" office:value-type="float" office:value="0.00212154690995394" calcext:value-type="float">
            <text:p>0.0021215469</text:p>
          </table:table-cell>
          <table:table-cell table:formula="of:=LEGACY.FINV([$'ANOVA Test'.$G$2]; [$'ANOVA Test'.$H$11]; [$'ANOVA Test'.$H$12])" office:value-type="float" office:value="2.64099976880428" calcext:value-type="float">
            <text:p>2.64099976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15625" calcext:value-type="float">
            <text:p>0.015625</text:p>
          </table:table-cell>
          <table:table-cell table:number-columns-repeated="4"/>
          <table:table-cell office:value-type="string" calcext:value-type="string">
            <text:p>Within Groups</text:p>
          </table:table-cell>
          <table:table-cell table:formula="of:=SUM(DEVSQ([.$A$2:.$A$94]);DEVSQ([.$B$2:.$B$94]);DEVSQ([.$C$2:.$C$94]);DEVSQ([.$D$2:.$D$94]))" office:value-type="float" office:value="1764.24769763777" calcext:value-type="float">
            <text:p>1764.2476976378</text:p>
          </table:table-cell>
          <table:table-cell table:formula="of:=SUM([$'ANOVA Test'.$G$5:.$G$8])-COUNT([$'ANOVA Test'.$G$5:.$G$8])" office:value-type="float" office:value="248" calcext:value-type="float">
            <text:p>248</text:p>
          </table:table-cell>
          <table:table-cell table:formula="of:=[$'ANOVA Test'.$G$12] / [$'ANOVA Test'.$H$12]" office:value-type="float" office:value="0.0284773615282576" calcext:value-type="float">
            <text:p>0.0284773615</text:p>
          </table:table-cell>
          <table:table-cell/>
          <table:table-cell table:style-name="ce5" office:value-type="string" calcext:value-type="string">
            <text:p>There is a difference. Because p value is lower than 0.05</text:p>
          </table:table-cell>
          <table:table-cell table:style-name="ce5"/>
        </table:table-row>
        <table:table-row table:style-name="ro1">
          <table:table-cell table:number-columns-repeated="8"/>
          <table:table-cell office:value-type="string" calcext:value-type="string">
            <text:p>Total</text:p>
          </table:table-cell>
          <table:table-cell table:formula="of:=DEVSQ([$'ANOVA Test'.$A$2:.$A$94];[$'ANOVA Test'.$B$2:.$B$94];[$'ANOVA Test'.$C$2:.$C$94];[$'ANOVA Test'.$D$2:.$D$94])" office:value-type="float" office:value="7.49186507936508" calcext:value-type="float">
            <text:p>7.4918650794</text:p>
          </table:table-cell>
          <table:table-cell table:formula="of:=SUM([$'ANOVA Test'.$G$5:.$G$8]) - 1"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 of experiments for each detection ratio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Mean</text:p>
          </table:table-cell>
          <table:table-cell table:style-name="ce3" office:value-type="float" office:value="0.60327868852459" calcext:value-type="float">
            <text:p>0.6032786885</text:p>
          </table:table-cell>
          <table:table-cell table:style-name="ce3" office:value-type="float" office:value="0.632727272727273" calcext:value-type="float">
            <text:p>0.6327272727</text:p>
          </table:table-cell>
          <table:table-cell table:style-name="ce3" office:value-type="float" office:value="0.513953488372093" calcext:value-type="float">
            <text:p>0.5139534884</text:p>
          </table:table-cell>
          <table:table-cell table:style-name="ce3" office:value-type="float" office:value="0.55483870967742" calcext:value-type="float">
            <text:p>0.554838709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Standard Error</text:p>
          </table:table-cell>
          <table:table-cell table:style-name="ce4" office:value-type="float" office:value="0.0244018288657468" calcext:value-type="float">
            <text:p>0.0244018289</text:p>
          </table:table-cell>
          <table:table-cell table:style-name="ce4" office:value-type="float" office:value="0.0221799414120216" calcext:value-type="float">
            <text:p>0.0221799414</text:p>
          </table:table-cell>
          <table:table-cell table:style-name="ce4" office:value-type="float" office:value="0.0277589280777733" calcext:value-type="float">
            <text:p>0.0277589281</text:p>
          </table:table-cell>
          <table:table-cell table:style-name="ce4" office:value-type="float" office:value="0.015404483254226" calcext:value-type="float">
            <text:p>0.015404483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Mode</text:p>
          </table:table-cell>
          <table:table-cell table:number-columns-repeated="4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Median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First Quartile 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Third Quartile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Variance</text:p>
          </table:table-cell>
          <table:table-cell office:value-type="float" office:value="0.0363224043715847" calcext:value-type="float">
            <text:p>0.0363224044</text:p>
          </table:table-cell>
          <table:table-cell office:value-type="float" office:value="0.027057239057239" calcext:value-type="float">
            <text:p>0.0270572391</text:p>
          </table:table-cell>
          <table:table-cell office:value-type="float" office:value="0.0331339977851606" calcext:value-type="float">
            <text:p>0.0331339978</text:p>
          </table:table-cell>
          <table:table-cell office:value-type="float" office:value="0.0220687237026648" calcext:value-type="float">
            <text:p>0.022068723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Standard Deviation</text:p>
          </table:table-cell>
          <table:table-cell table:style-name="ce3" office:value-type="float" office:value="0.190584375990228" calcext:value-type="float">
            <text:p>0.190584376</text:p>
          </table:table-cell>
          <table:table-cell table:style-name="ce3" office:value-type="float" office:value="0.164490847943705" calcext:value-type="float">
            <text:p>0.1644908479</text:p>
          </table:table-cell>
          <table:table-cell table:style-name="ce3" office:value-type="float" office:value="0.182027464370519" calcext:value-type="float">
            <text:p>0.1820274644</text:p>
          </table:table-cell>
          <table:table-cell table:style-name="ce3" office:value-type="float" office:value="0.14855545665732" calcext:value-type="float">
            <text:p>0.148555456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Kurtosis</text:p>
          </table:table-cell>
          <table:table-cell office:value-type="float" office:value="0.544689367803394" calcext:value-type="float">
            <text:p>0.5446893678</text:p>
          </table:table-cell>
          <table:table-cell office:value-type="float" office:value="0.863699461665313" calcext:value-type="float">
            <text:p>0.8636994617</text:p>
          </table:table-cell>
          <table:table-cell office:value-type="float" office:value="-0.369640532332998" calcext:value-type="float">
            <text:p>-0.3696405323</text:p>
          </table:table-cell>
          <table:table-cell office:value-type="float" office:value="0.1698971940653" calcext:value-type="float">
            <text:p>0.169897194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Skewness</text:p>
          </table:table-cell>
          <table:table-cell office:value-type="float" office:value="-0.645801155706217" calcext:value-type="float">
            <text:p>-0.6458011557</text:p>
          </table:table-cell>
          <table:table-cell office:value-type="float" office:value="-0.524103125077869" calcext:value-type="float">
            <text:p>-0.5241031251</text:p>
          </table:table-cell>
          <table:table-cell office:value-type="float" office:value="0.279999620657552" calcext:value-type="float">
            <text:p>0.2799996207</text:p>
          </table:table-cell>
          <table:table-cell office:value-type="float" office:value="-0.136746781433932" calcext:value-type="float">
            <text:p>-0.136746781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Range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Minimum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Maximum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Sum</text:p>
          </table:table-cell>
          <table:table-cell office:value-type="float" office:value="36.8" calcext:value-type="float">
            <text:p>36.8</text:p>
          </table:table-cell>
          <table:table-cell office:value-type="float" office:value="34.8" calcext:value-type="float">
            <text:p>34.8</text:p>
          </table:table-cell>
          <table:table-cell office:value-type="float" office:value="22.1" calcext:value-type="float">
            <text:p>22.1</text:p>
          </table:table-cell>
          <table:table-cell office:value-type="float" office:value="51.6" calcext:value-type="float">
            <text:p>51.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Count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</table:table>
      <table:table table:name="data2" table:style-name="ta1">
        <table:table-column table:style-name="co6" table:number-columns-repeated="1024" table:default-cell-style-name="Default"/>
        <table:table-row table:style-name="ro1">
          <table:table-cell office:value-type="string" calcext:value-type="string">
            <text:p>b10_s12_1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0_s1_41</text:p>
          </table:table-cell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0_s1_14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0_s1_44</text:p>
          </table:table-cell>
          <table:table-cell office:value-type="float" office:value="44" calcext:value-type="float">
            <text:p>4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0_s9_11</text:p>
          </table:table-cell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10_41</text:p>
          </table:table-cell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0_s10_14</text:p>
          </table:table-cell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0_s10_44</text:p>
          </table:table-cell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2_s14_11</text:p>
          </table:table-cell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11_41</text:p>
          </table:table-cell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11_14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0_s11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0_s1_11</text:p>
          </table:table-cell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13_41</text:p>
          </table:table-cell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0_s12_14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12_44</text:p>
          </table:table-cell>
          <table:table-cell office:value-type="float" office:value="44" calcext:value-type="float">
            <text:p>4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1_s15_11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14_41</text:p>
          </table:table-cell>
          <table:table-cell office:value-type="float" office:value="41" calcext:value-type="float">
            <text:p>4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13_14</text:p>
          </table:table-cell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13_44</text:p>
          </table:table-cell>
          <table:table-cell office:value-type="float" office:value="44" calcext:value-type="float">
            <text:p>4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1_s3_11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15_41</text:p>
          </table:table-cell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0_s14_14</text:p>
          </table:table-cell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14_44</text:p>
          </table:table-cell>
          <table:table-cell office:value-type="float" office:value="44" calcext:value-type="float">
            <text:p>4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1_s5_11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2_41</text:p>
          </table:table-cell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15_14</text:p>
          </table:table-cell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2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2_s6_11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0_s3_41</text:p>
          </table:table-cell>
          <table:table-cell office:value-type="float" office:value="41" calcext:value-type="float">
            <text:p>4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0_s2_14</text:p>
          </table:table-cell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3_44</text:p>
          </table:table-cell>
          <table:table-cell office:value-type="float" office:value="44" calcext:value-type="float">
            <text:p>44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3_s11_11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4_41</text:p>
          </table:table-cell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0_s3_14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0_s4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3_s4_11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5_41</text:p>
          </table:table-cell>
          <table:table-cell office:value-type="float" office:value="41" calcext:value-type="float">
            <text:p>4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4_14</text:p>
          </table:table-cell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5_44</text:p>
          </table:table-cell>
          <table:table-cell office:value-type="float" office:value="44" calcext:value-type="float">
            <text:p>4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9_s2_11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6_41</text:p>
          </table:table-cell>
          <table:table-cell office:value-type="float" office:value="41" calcext:value-type="float">
            <text:p>4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0_s5_14</text:p>
          </table:table-cell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0_s6_44</text:p>
          </table:table-cell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9_s3_11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7_41</text:p>
          </table:table-cell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0_s6_14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0_s7_44</text:p>
          </table:table-cell>
          <table:table-cell office:value-type="float" office:value="44" calcext:value-type="float">
            <text:p>4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9_s5_11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0_s9_41</text:p>
          </table:table-cell>
          <table:table-cell office:value-type="float" office:value="41" calcext:value-type="float">
            <text:p>4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7_14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0_s8_44</text:p>
          </table:table-cell>
          <table:table-cell office:value-type="float" office:value="44" calcext:value-type="float">
            <text:p>4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9_s6_11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1_s0_41</text:p>
          </table:table-cell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8_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10_s9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0_s4_11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1_s1_41</text:p>
          </table:table-cell>
          <table:table-cell office:value-type="float" office:value="41" calcext:value-type="float">
            <text:p>4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0_s9_14</text:p>
          </table:table-cell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0_44</text:p>
          </table:table-cell>
          <table:table-cell office:value-type="float" office:value="44" calcext:value-type="float">
            <text:p>4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1_s6_11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1_s10_41</text:p>
          </table:table-cell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0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1_s1_44</text:p>
          </table:table-cell>
          <table:table-cell office:value-type="float" office:value="44" calcext:value-type="float">
            <text:p>4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2_s8_11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11_41</text:p>
          </table:table-cell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1_14</text:p>
          </table:table-cell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1_s11_44</text:p>
          </table:table-cell>
          <table:table-cell office:value-type="float" office:value="44" calcext:value-type="float">
            <text:p>44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2_s9_11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1_s12_41</text:p>
          </table:table-cell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1_s11_14</text:p>
          </table:table-cell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1_s12_44</text:p>
          </table:table-cell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3_s5_11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1_s13_41</text:p>
          </table:table-cell>
          <table:table-cell office:value-type="float" office:value="41" calcext:value-type="float">
            <text:p>4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12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1_s13_44</text:p>
          </table:table-cell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3_s8_11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14_41</text:p>
          </table:table-cell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1_s13_14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14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9_s0_11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1_s15_41</text:p>
          </table:table-cell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14_14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15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0_s13_11</text:p>
          </table:table-cell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1_s2_41</text:p>
          </table:table-cell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15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1_s2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0_s6_11</text:p>
          </table:table-cell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1_s3_41</text:p>
          </table:table-cell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2_14</text:p>
          </table:table-cell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3_44</text:p>
          </table:table-cell>
          <table:table-cell office:value-type="float" office:value="44" calcext:value-type="float">
            <text:p>44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1_s13_11</text:p>
          </table:table-cell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1_s4_41</text:p>
          </table:table-cell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3_14</text:p>
          </table:table-cell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4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1_s9_11</text:p>
          </table:table-cell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1_s6_41</text:p>
          </table:table-cell>
          <table:table-cell office:value-type="float" office:value="41" calcext:value-type="float">
            <text:p>4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4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5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2_s12_11</text:p>
          </table:table-cell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7_41</text:p>
          </table:table-cell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5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1_s6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2_s4_11</text:p>
          </table:table-cell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1_s8_41</text:p>
          </table:table-cell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7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7_44</text:p>
          </table:table-cell>
          <table:table-cell office:value-type="float" office:value="44" calcext:value-type="float">
            <text:p>4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3_s10_11</text:p>
          </table:table-cell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1_s9_41</text:p>
          </table:table-cell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8_14</text:p>
          </table:table-cell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8_44</text:p>
          </table:table-cell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3_s15_11</text:p>
          </table:table-cell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2_s0_41</text:p>
          </table:table-cell>
          <table:table-cell office:value-type="float" office:value="41" calcext:value-type="float">
            <text:p>4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9_14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1_s9_44</text:p>
          </table:table-cell>
          <table:table-cell office:value-type="float" office:value="44" calcext:value-type="float">
            <text:p>44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9_s11_11</text:p>
          </table:table-cell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2_s11_41</text:p>
          </table:table-cell>
          <table:table-cell office:value-type="float" office:value="41" calcext:value-type="float">
            <text:p>4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2_s10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2_s0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9_s14_11</text:p>
          </table:table-cell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2_s13_41</text:p>
          </table:table-cell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2_s11_14</text:p>
          </table:table-cell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2_s1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9_s15_11</text:p>
          </table:table-cell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2_s14_41</text:p>
          </table:table-cell>
          <table:table-cell office:value-type="float" office:value="41" calcext:value-type="float">
            <text:p>4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2_s13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2_s11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9_s4_11</text:p>
          </table:table-cell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2_s2_41</text:p>
          </table:table-cell>
          <table:table-cell office:value-type="float" office:value="41" calcext:value-type="float">
            <text:p>4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2_s14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2_s12_44</text:p>
          </table:table-cell>
          <table:table-cell office:value-type="float" office:value="44" calcext:value-type="float">
            <text:p>4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9_s9_11</text:p>
          </table:table-cell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2_s3_41</text:p>
          </table:table-cell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2_s4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2_s4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0_s15_11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2_s4_41</text:p>
          </table:table-cell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2_s9_14</text:p>
          </table:table-cell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2_s5_44</text:p>
          </table:table-cell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0_s5_11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2_s5_41</text:p>
          </table:table-cell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3_s0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2_s8_44</text:p>
          </table:table-cell>
          <table:table-cell office:value-type="float" office:value="44" calcext:value-type="float">
            <text:p>44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1_s11_11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2_s6_41</text:p>
          </table:table-cell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3_s1_14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2_s9_44</text:p>
          </table:table-cell>
          <table:table-cell office:value-type="float" office:value="44" calcext:value-type="float">
            <text:p>4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1_s2_11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2_s7_41</text:p>
          </table:table-cell>
          <table:table-cell office:value-type="float" office:value="41" calcext:value-type="float">
            <text:p>4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3_s10_14</text:p>
          </table:table-cell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3_s0_44</text:p>
          </table:table-cell>
          <table:table-cell office:value-type="float" office:value="44" calcext:value-type="float">
            <text:p>44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1_s4_11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3_s0_41</text:p>
          </table:table-cell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3_s11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3_s11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1_s7_11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3_s10_41</text:p>
          </table:table-cell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3_s13_14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3_s12_44</text:p>
          </table:table-cell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2_s3_11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3_s14_41</text:p>
          </table:table-cell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3_s15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3_s13_44</text:p>
          </table:table-cell>
          <table:table-cell office:value-type="float" office:value="44" calcext:value-type="float">
            <text:p>44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3_s1_11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3_s15_41</text:p>
          </table:table-cell>
          <table:table-cell office:value-type="float" office:value="41" calcext:value-type="float">
            <text:p>4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3_s3_14</text:p>
          </table:table-cell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3_s14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3_s3_11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3_s2_41</text:p>
          </table:table-cell>
          <table:table-cell office:value-type="float" office:value="41" calcext:value-type="float">
            <text:p>4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3_s4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3_s15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9_s1_11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3_s5_41</text:p>
          </table:table-cell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3_s5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3_s2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9_s10_11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3_s7_41</text:p>
          </table:table-cell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3_s6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3_s3_44</text:p>
          </table:table-cell>
          <table:table-cell office:value-type="float" office:value="44" calcext:value-type="float">
            <text:p>44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9_s12_11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3_s8_41</text:p>
          </table:table-cell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3_s7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3_s4_44</text:p>
          </table:table-cell>
          <table:table-cell office:value-type="float" office:value="44" calcext:value-type="float">
            <text:p>4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9_s13_11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9_s0_41</text:p>
          </table:table-cell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3_s8_14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3_s5_44</text:p>
          </table:table-cell>
          <table:table-cell office:value-type="float" office:value="44" calcext:value-type="float">
            <text:p>4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0_s10_11</text:p>
          </table:table-cell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1_41</text:p>
          </table:table-cell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3_s9_14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3_s7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0_s3_11</text:p>
          </table:table-cell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10_41</text:p>
          </table:table-cell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0_14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3_s8_44</text:p>
          </table:table-cell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0_s7_11</text:p>
          </table:table-cell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11_41</text:p>
          </table:table-cell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1_14</text:p>
          </table:table-cell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3_s9_44</text:p>
          </table:table-cell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0_s8_11</text:p>
          </table:table-cell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12_41</text:p>
          </table:table-cell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10_14</text:p>
          </table:table-cell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9_s0_44</text:p>
          </table:table-cell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1_s12_11</text:p>
          </table:table-cell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9_s13_41</text:p>
          </table:table-cell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11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9_s1_44</text:p>
          </table:table-cell>
          <table:table-cell office:value-type="float" office:value="44" calcext:value-type="float">
            <text:p>4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1_s8_11</text:p>
          </table:table-cell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15_41</text:p>
          </table:table-cell>
          <table:table-cell office:value-type="float" office:value="41" calcext:value-type="float">
            <text:p>4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9_s12_14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10_44</text:p>
          </table:table-cell>
          <table:table-cell office:value-type="float" office:value="44" calcext:value-type="float">
            <text:p>4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2_s13_11</text:p>
          </table:table-cell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2_41</text:p>
          </table:table-cell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13_14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11_44</text:p>
          </table:table-cell>
          <table:table-cell office:value-type="float" office:value="44" calcext:value-type="float">
            <text:p>4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2_s15_11</text:p>
          </table:table-cell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9_s3_41</text:p>
          </table:table-cell>
          <table:table-cell office:value-type="float" office:value="41" calcext:value-type="float">
            <text:p>4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9_s14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12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2_s7_11</text:p>
          </table:table-cell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9_s4_41</text:p>
          </table:table-cell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9_s15_14</text:p>
          </table:table-cell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9_s13_44</text:p>
          </table:table-cell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0_s14_11</text:p>
          </table:table-cell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9_s5_41</text:p>
          </table:table-cell>
          <table:table-cell office:value-type="float" office:value="41" calcext:value-type="float">
            <text:p>4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2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9_s14_44</text:p>
          </table:table-cell>
          <table:table-cell office:value-type="float" office:value="44" calcext:value-type="float">
            <text:p>4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0_s2_11</text:p>
          </table:table-cell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6_41</text:p>
          </table:table-cell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9_s3_14</text:p>
          </table:table-cell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9_s15_44</text:p>
          </table:table-cell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12_s10_11</text:p>
          </table:table-cell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9_s7_41</text:p>
          </table:table-cell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4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2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9_s7_11</text:p>
          </table:table-cell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8_41</text:p>
          </table:table-cell>
          <table:table-cell office:value-type="float" office:value="41" calcext:value-type="float">
            <text:p>4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9_s5_14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3_44</text:p>
          </table:table-cell>
          <table:table-cell office:value-type="float" office:value="44" calcext:value-type="float">
            <text:p>4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9_s8_11</text:p>
          </table:table-cell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9_s9_41</text:p>
          </table:table-cell>
          <table:table-cell office:value-type="float" office:value="41" calcext:value-type="float">
            <text:p>4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9_s6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9_s4_44</text:p>
          </table:table-cell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0"/>
          <table:table-cell office:value-type="string" calcext:value-type="string">
            <text:p>b9_s7_14</text:p>
          </table:table-cell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5_44</text:p>
          </table:table-cell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0"/>
          <table:table-cell office:value-type="string" calcext:value-type="string">
            <text:p>b9_s8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6_44</text:p>
          </table:table-cell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0"/>
          <table:table-cell office:value-type="string" calcext:value-type="string">
            <text:p>b9_s9_14</text:p>
          </table:table-cell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7_44</text:p>
          </table:table-cell>
          <table:table-cell office:value-type="float" office:value="44" calcext:value-type="float">
            <text:p>44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office:value-type="string" calcext:value-type="string">
            <text:p>b9_s8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office:value-type="string" calcext:value-type="string">
            <text:p>b9_s9_44</text:p>
          </table:table-cell>
          <table:table-cell office:value-type="float" office:value="44" calcext:value-type="float">
            <text:p>4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</table:table>
      <table:table table:name="ANOVA Test" table:style-name="ta1">
        <table:table-column table:style-name="co4" table:number-columns-repeated="5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11" table:default-cell-style-name="Default"/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<text:span text:style-name="T4">ANOVA - Single Factor</text:span></text:p>
          </table:table-cell>
          <table:table-cell table:number-columns-repeated="8"/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4" calcext:value-type="float">
            <text:p>0.4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7"/>
          <table:table-cell table:style-name="ce1" office:value-type="float" office:value="0" calcext:value-type="float">
            <text:p>0</text:p>
          </table:table-cell>
          <table:table-cell table:formula="of:=COUNTIF(#REF!;[.$O2])" office:value-type="string" office:string-value="" calcext:value-type="error">
            <text:p>Err:504</text:p>
          </table:table-cell>
          <table:table-cell table:formula="of:=COUNTIF(#REF!;[.$O2])" office:value-type="string" office:string-value="" calcext:value-type="error">
            <text:p>Err:504</text:p>
          </table:table-cell>
          <table:table-cell table:formula="of:=COUNTIF(#REF!;[.$O2])" office:value-type="string" office:string-value="" calcext:value-type="error">
            <text:p>Err:504</text:p>
          </table:table-cell>
          <table:table-cell table:formula="of:=COUNTIF(#REF!;[.$O2])" office:value-type="string" office:string-value="" calcext:value-type="error">
            <text:p>Err:50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number-columns-repeated="10"/>
          <table:table-cell table:style-name="ce1" office:value-type="float" office:value="0.1" calcext:value-type="float">
            <text:p>0.1</text:p>
          </table:table-cell>
          <table:table-cell table:formula="of:=COUNTIF(#REF!;[.$O3])" office:value-type="string" office:string-value="" calcext:value-type="error">
            <text:p>Err:504</text:p>
          </table:table-cell>
          <table:table-cell table:formula="of:=COUNTIF(#REF!;[.$O3])" office:value-type="string" office:string-value="" calcext:value-type="error">
            <text:p>Err:504</text:p>
          </table:table-cell>
          <table:table-cell table:formula="of:=COUNTIF(#REF!;[.$O3])" office:value-type="string" office:string-value="" calcext:value-type="error">
            <text:p>Err:504</text:p>
          </table:table-cell>
          <table:table-cell table:formula="of:=COUNTIF(#REF!;[.$O3])" office:value-type="string" office:string-value="" calcext:value-type="error">
            <text:p>Err:50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4"/>
          <table:table-cell table:style-name="ce1" office:value-type="float" office:value="0.2" calcext:value-type="float">
            <text:p>0.2</text:p>
          </table:table-cell>
          <table:table-cell table:formula="of:=COUNTIF(#REF!;[.$O4])" office:value-type="string" office:string-value="" calcext:value-type="error">
            <text:p>Err:504</text:p>
          </table:table-cell>
          <table:table-cell table:formula="of:=COUNTIF(#REF!;[.$O4])" office:value-type="string" office:string-value="" calcext:value-type="error">
            <text:p>Err:504</text:p>
          </table:table-cell>
          <table:table-cell table:formula="of:=COUNTIF(#REF!;[.$O4])" office:value-type="string" office:string-value="" calcext:value-type="error">
            <text:p>Err:504</text:p>
          </table:table-cell>
          <table:table-cell table:formula="of:=COUNTIF(#REF!;[.$O4])" office:value-type="string" office:string-value="" calcext:value-type="error">
            <text:p>Err:50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COUNT([$'ANOVA Test'.$A$2:.$A$94])" office:value-type="float" office:value="61" calcext:value-type="float">
            <text:p>61</text:p>
          </table:table-cell>
          <table:table-cell table:formula="of:=SUM([$'ANOVA Test'.$A$2:.$A$94])" office:value-type="float" office:value="36.8" calcext:value-type="float">
            <text:p>36.8</text:p>
          </table:table-cell>
          <table:table-cell table:formula="of:=AVERAGE([$'ANOVA Test'.$A$2:.$A$94])" office:value-type="float" office:value="0.60327868852459" calcext:value-type="float">
            <text:p>0.6032786885</text:p>
          </table:table-cell>
          <table:table-cell table:formula="of:=VAR([$'ANOVA Test'.$A$2:.$A$94])" office:value-type="float" office:value="0.0363224043715847" calcext:value-type="float">
            <text:p>0.0363224044</text:p>
          </table:table-cell>
          <table:table-cell table:number-columns-repeated="4"/>
          <table:table-cell table:style-name="ce1" office:value-type="float" office:value="0.3" calcext:value-type="float">
            <text:p>0.3</text:p>
          </table:table-cell>
          <table:table-cell table:formula="of:=COUNTIF(#REF!;[.$O5])" office:value-type="string" office:string-value="" calcext:value-type="error">
            <text:p>Err:504</text:p>
          </table:table-cell>
          <table:table-cell table:formula="of:=COUNTIF(#REF!;[.$O5])" office:value-type="string" office:string-value="" calcext:value-type="error">
            <text:p>Err:504</text:p>
          </table:table-cell>
          <table:table-cell table:formula="of:=COUNTIF(#REF!;[.$O5])" office:value-type="string" office:string-value="" calcext:value-type="error">
            <text:p>Err:504</text:p>
          </table:table-cell>
          <table:table-cell table:formula="of:=COUNTIF(#REF!;[.$O5])" office:value-type="string" office:string-value="" calcext:value-type="error">
            <text:p>Err:50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UNT([$'ANOVA Test'.$B$2:.$B$94])" office:value-type="float" office:value="55" calcext:value-type="float">
            <text:p>55</text:p>
          </table:table-cell>
          <table:table-cell table:formula="of:=SUM([$'ANOVA Test'.$B$2:.$B$94])" office:value-type="float" office:value="34.8" calcext:value-type="float">
            <text:p>34.8</text:p>
          </table:table-cell>
          <table:table-cell table:formula="of:=AVERAGE([$'ANOVA Test'.$B$2:.$B$94])" office:value-type="float" office:value="0.632727272727273" calcext:value-type="float">
            <text:p>0.6327272727</text:p>
          </table:table-cell>
          <table:table-cell table:formula="of:=VAR([$'ANOVA Test'.$B$2:.$B$94])" office:value-type="float" office:value="0.027057239057239" calcext:value-type="float">
            <text:p>0.0270572391</text:p>
          </table:table-cell>
          <table:table-cell table:number-columns-repeated="4"/>
          <table:table-cell table:style-name="ce1" office:value-type="float" office:value="0.4" calcext:value-type="float">
            <text:p>0.4</text:p>
          </table:table-cell>
          <table:table-cell table:formula="of:=COUNTIF(#REF!;[.$O6])" office:value-type="string" office:string-value="" calcext:value-type="error">
            <text:p>Err:504</text:p>
          </table:table-cell>
          <table:table-cell table:formula="of:=COUNTIF(#REF!;[.$O6])" office:value-type="string" office:string-value="" calcext:value-type="error">
            <text:p>Err:504</text:p>
          </table:table-cell>
          <table:table-cell table:formula="of:=COUNTIF(#REF!;[.$O6])" office:value-type="string" office:string-value="" calcext:value-type="error">
            <text:p>Err:504</text:p>
          </table:table-cell>
          <table:table-cell table:formula="of:=COUNTIF(#REF!;[.$O6])" office:value-type="string" office:string-value="" calcext:value-type="error">
            <text:p>Err:50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UNT([$'ANOVA Test'.$C$2:.$C$94])" office:value-type="float" office:value="43" calcext:value-type="float">
            <text:p>43</text:p>
          </table:table-cell>
          <table:table-cell table:formula="of:=SUM([$'ANOVA Test'.$C$2:.$C$94])" office:value-type="float" office:value="22.1" calcext:value-type="float">
            <text:p>22.1</text:p>
          </table:table-cell>
          <table:table-cell table:formula="of:=AVERAGE([$'ANOVA Test'.$C$2:.$C$94])" office:value-type="float" office:value="0.513953488372093" calcext:value-type="float">
            <text:p>0.5139534884</text:p>
          </table:table-cell>
          <table:table-cell table:formula="of:=VAR([$'ANOVA Test'.$C$2:.$C$94])" office:value-type="float" office:value="0.0331339977851606" calcext:value-type="float">
            <text:p>0.0331339978</text:p>
          </table:table-cell>
          <table:table-cell table:number-columns-repeated="4"/>
          <table:table-cell table:style-name="ce1" office:value-type="float" office:value="0.5" calcext:value-type="float">
            <text:p>0.5</text:p>
          </table:table-cell>
          <table:table-cell table:formula="of:=COUNTIF(#REF!;[.$O7])" office:value-type="string" office:string-value="" calcext:value-type="error">
            <text:p>Err:504</text:p>
          </table:table-cell>
          <table:table-cell table:formula="of:=COUNTIF(#REF!;[.$O7])" office:value-type="string" office:string-value="" calcext:value-type="error">
            <text:p>Err:504</text:p>
          </table:table-cell>
          <table:table-cell table:formula="of:=COUNTIF(#REF!;[.$O7])" office:value-type="string" office:string-value="" calcext:value-type="error">
            <text:p>Err:504</text:p>
          </table:table-cell>
          <table:table-cell table:formula="of:=COUNTIF(#REF!;[.$O7])" office:value-type="string" office:string-value="" calcext:value-type="error">
            <text:p>Err:504</text:p>
          </table:table-cell>
        </table:table-row>
        <table:table-row table:style-name="ro1">
          <table:table-cell table:number-columns-repeated="2"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UNT([$'ANOVA Test'.$D$2:.$D$94])" office:value-type="float" office:value="93" calcext:value-type="float">
            <text:p>93</text:p>
          </table:table-cell>
          <table:table-cell table:formula="of:=SUM([$'ANOVA Test'.$D$2:.$D$94])" office:value-type="float" office:value="51.6" calcext:value-type="float">
            <text:p>51.6</text:p>
          </table:table-cell>
          <table:table-cell table:formula="of:=AVERAGE([$'ANOVA Test'.$D$2:.$D$94])" office:value-type="float" office:value="0.55483870967742" calcext:value-type="float">
            <text:p>0.5548387097</text:p>
          </table:table-cell>
          <table:table-cell table:formula="of:=VAR([$'ANOVA Test'.$D$2:.$D$94])" office:value-type="float" office:value="0.0220687237026648" calcext:value-type="float">
            <text:p>0.0220687237</text:p>
          </table:table-cell>
          <table:table-cell table:number-columns-repeated="4"/>
          <table:table-cell table:style-name="ce1" office:value-type="float" office:value="0.6" calcext:value-type="float">
            <text:p>0.6</text:p>
          </table:table-cell>
          <table:table-cell table:formula="of:=COUNTIF(#REF!;[.$O8])" office:value-type="string" office:string-value="" calcext:value-type="error">
            <text:p>Err:504</text:p>
          </table:table-cell>
          <table:table-cell table:formula="of:=COUNTIF(#REF!;[.$O8])" office:value-type="string" office:string-value="" calcext:value-type="error">
            <text:p>Err:504</text:p>
          </table:table-cell>
          <table:table-cell table:formula="of:=COUNTIF(#REF!;[.$O8])" office:value-type="string" office:string-value="" calcext:value-type="error">
            <text:p>Err:504</text:p>
          </table:table-cell>
          <table:table-cell table:formula="of:=COUNTIF(#REF!;[.$O8])" office:value-type="string" office:string-value="" calcext:value-type="error">
            <text:p>Err:50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0"/>
          <table:table-cell table:style-name="ce1" office:value-type="float" office:value="0.7" calcext:value-type="float">
            <text:p>0.7</text:p>
          </table:table-cell>
          <table:table-cell table:formula="of:=COUNTIF(#REF!;[.$O9])" office:value-type="string" office:string-value="" calcext:value-type="error">
            <text:p>Err:504</text:p>
          </table:table-cell>
          <table:table-cell table:formula="of:=COUNTIF(#REF!;[.$O9])" office:value-type="string" office:string-value="" calcext:value-type="error">
            <text:p>Err:504</text:p>
          </table:table-cell>
          <table:table-cell table:formula="of:=COUNTIF(#REF!;[.$O9])" office:value-type="string" office:string-value="" calcext:value-type="error">
            <text:p>Err:504</text:p>
          </table:table-cell>
          <table:table-cell table:formula="of:=COUNTIF(#REF!;[.$O9])" office:value-type="string" office:string-value="" calcext:value-type="error">
            <text:p>Err:50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  <table:table-cell table:number-columns-repeated="2"/>
          <table:table-cell table:style-name="ce1" office:value-type="float" office:value="0.8" calcext:value-type="float">
            <text:p>0.8</text:p>
          </table:table-cell>
          <table:table-cell table:formula="of:=COUNTIF(#REF!;[.$O10])" office:value-type="string" office:string-value="" calcext:value-type="error">
            <text:p>Err:504</text:p>
          </table:table-cell>
          <table:table-cell table:formula="of:=COUNTIF(#REF!;[.$O10])" office:value-type="string" office:string-value="" calcext:value-type="error">
            <text:p>Err:504</text:p>
          </table:table-cell>
          <table:table-cell table:formula="of:=COUNTIF(#REF!;[.$O10])" office:value-type="string" office:string-value="" calcext:value-type="error">
            <text:p>Err:504</text:p>
          </table:table-cell>
          <table:table-cell table:formula="of:=COUNTIF(#REF!;[.$O10])" office:value-type="string" office:string-value="" calcext:value-type="error">
            <text:p>Err:504</text:p>
          </table:table-cell>
        </table:table-row>
        <table:table-row table:style-name="ro1">
          <table:table-cell table:number-columns-repeated="2"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'ANOVA Test'.$H$5:.$H$8];[$'ANOVA Test'.$I$5:.$I$8])-SUM([$'ANOVA Test'.$H$5:.$H$8])^2/SUM([$'ANOVA Test'.$G$5:.$G$8])" office:value-type="float" office:value="0.429479420357197" calcext:value-type="float">
            <text:p>0.4294794204</text:p>
          </table:table-cell>
          <table:table-cell table:formula="of:=COUNT([$'ANOVA Test'.$H$5:.$H$8])-1" office:value-type="float" office:value="3" calcext:value-type="float">
            <text:p>3</text:p>
          </table:table-cell>
          <table:table-cell table:formula="of:=[$'ANOVA Test'.$G$11] / [$'ANOVA Test'.$H$11]" office:value-type="float" office:value="0.143159806785732" calcext:value-type="float">
            <text:p>0.1431598068</text:p>
          </table:table-cell>
          <table:table-cell table:formula="of:=[$'ANOVA Test'.$I$11] / [$'ANOVA Test'.$I$12]" office:value-type="float" office:value="5.0271443386241" calcext:value-type="float">
            <text:p>5.0271443386</text:p>
          </table:table-cell>
          <table:table-cell table:style-name="ce5" table:formula="of:=LEGACY.FDIST([$'ANOVA Test'.$J$11]; [$'ANOVA Test'.$H$11]; [$'ANOVA Test'.$H$12])" office:value-type="float" office:value="0.00212154690995394" calcext:value-type="float">
            <text:p>0.0021215469</text:p>
          </table:table-cell>
          <table:table-cell table:formula="of:=LEGACY.FINV([$'ANOVA Test'.$G$2]; [$'ANOVA Test'.$H$11]; [$'ANOVA Test'.$H$12])" office:value-type="float" office:value="2.64099976880428" calcext:value-type="float">
            <text:p>2.6409997688</text:p>
          </table:table-cell>
          <table:table-cell table:number-columns-repeated="2"/>
          <table:table-cell table:style-name="ce1" office:value-type="float" office:value="0.9" calcext:value-type="float">
            <text:p>0.9</text:p>
          </table:table-cell>
          <table:table-cell table:formula="of:=COUNTIF(#REF!;[.$O11])" office:value-type="string" office:string-value="" calcext:value-type="error">
            <text:p>Err:504</text:p>
          </table:table-cell>
          <table:table-cell table:formula="of:=COUNTIF(#REF!;[.$O11])" office:value-type="string" office:string-value="" calcext:value-type="error">
            <text:p>Err:504</text:p>
          </table:table-cell>
          <table:table-cell table:formula="of:=COUNTIF(#REF!;[.$O11])" office:value-type="string" office:string-value="" calcext:value-type="error">
            <text:p>Err:504</text:p>
          </table:table-cell>
          <table:table-cell table:formula="of:=COUNTIF(#REF!;[.$O11])" office:value-type="string" office:string-value="" calcext:value-type="error">
            <text:p>Err:50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5" calcext:value-type="float">
            <text:p>0.5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.$A$2:.$A$94]);DEVSQ([.$B$2:.$B$94]);DEVSQ([.$C$2:.$C$94]);DEVSQ([.$D$2:.$D$94]))" office:value-type="float" office:value="7.0623856590079" calcext:value-type="float">
            <text:p>7.062385659</text:p>
          </table:table-cell>
          <table:table-cell table:formula="of:=SUM([$'ANOVA Test'.$G$5:.$G$8])-COUNT([$'ANOVA Test'.$G$5:.$G$8])" office:value-type="float" office:value="248" calcext:value-type="float">
            <text:p>248</text:p>
          </table:table-cell>
          <table:table-cell table:formula="of:=[$'ANOVA Test'.$G$12] / [$'ANOVA Test'.$H$12]" office:value-type="float" office:value="0.0284773615282576" calcext:value-type="float">
            <text:p>0.0284773615</text:p>
          </table:table-cell>
          <table:table-cell/>
          <table:table-cell table:style-name="ce5" office:value-type="string" calcext:value-type="string">
            <text:p>There is a difference. Because p value is lower than 0.05</text:p>
          </table:table-cell>
          <table:table-cell table:style-name="ce5"/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formula="of:=COUNTIF(#REF!;[.$O12])" office:value-type="string" office:string-value="" calcext:value-type="error">
            <text:p>Err:504</text:p>
          </table:table-cell>
          <table:table-cell table:formula="of:=COUNTIF(#REF!;[.$O12])" office:value-type="string" office:string-value="" calcext:value-type="error">
            <text:p>Err:504</text:p>
          </table:table-cell>
          <table:table-cell table:formula="of:=COUNTIF(#REF!;[.$O12])" office:value-type="string" office:string-value="" calcext:value-type="error">
            <text:p>Err:504</text:p>
          </table:table-cell>
          <table:table-cell table:formula="of:=COUNTIF(#REF!;[.$O12])" office:value-type="string" office:string-value="" calcext:value-type="error">
            <text:p>Err:50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Total</text:p>
          </table:table-cell>
          <table:table-cell table:formula="of:=DEVSQ([$'ANOVA Test'.$A$2:.$A$94];[$'ANOVA Test'.$B$2:.$B$94];[$'ANOVA Test'.$C$2:.$C$94];[$'ANOVA Test'.$D$2:.$D$94])" office:value-type="float" office:value="7.49186507936508" calcext:value-type="float">
            <text:p>7.4918650794</text:p>
          </table:table-cell>
          <table:table-cell table:formula="of:=SUM([$'ANOVA Test'.$G$5:.$G$8]) - 1" office:value-type="float" office:value="251" calcext:value-type="float">
            <text:p>251</text:p>
          </table:table-cell>
          <table:table-cell table:number-columns-repeated="11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table:number-columns-repeated="15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number-columns-repeated="7"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onferoni – method of comparison different classes</text:p>
          </table:table-cell>
          <table:table-cell table:number-columns-repeated="7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Mean</text:p>
          </table:table-cell>
          <table:table-cell table:formula="of:=AVERAGE([.$A$2:.$A$94])" office:value-type="float" office:value="0.60327868852459" calcext:value-type="float">
            <text:p>0.6032786885</text:p>
          </table:table-cell>
          <table:table-cell table:formula="of:=AVERAGE([.$B$2:.$B$94])" office:value-type="float" office:value="0.632727272727273" calcext:value-type="float">
            <text:p>0.6327272727</text:p>
          </table:table-cell>
          <table:table-cell table:formula="of:=AVERAGE([.$C$2:.$C$94])" office:value-type="float" office:value="0.513953488372093" calcext:value-type="float">
            <text:p>0.5139534884</text:p>
          </table:table-cell>
          <table:table-cell table:formula="of:=AVERAGE([.$D$2:.$D$94])" office:value-type="float" office:value="0.55483870967742" calcext:value-type="float">
            <text:p>0.5548387097</text:p>
          </table:table-cell>
          <table:table-cell/>
          <table:table-cell office:value-type="string" calcext:value-type="string">
            <text:p>alpha/2g</text:p>
          </table:table-cell>
          <table:table-cell table:formula="of:=[.M17]/(2*[.M19])" office:value-type="float" office:value="0.00625" calcext:value-type="float">
            <text:p>0.00625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A$2:.$A$94])/COUNT([.$A$2:.$A$94]))" office:value-type="float" office:value="0.0244018288657468" calcext:value-type="float">
            <text:p>0.0244018289</text:p>
          </table:table-cell>
          <table:table-cell table:formula="of:=SQRT(VAR([.$B$2:.$B$94])/COUNT([.$B$2:.$B$94]))" office:value-type="float" office:value="0.0221799414120216" calcext:value-type="float">
            <text:p>0.0221799414</text:p>
          </table:table-cell>
          <table:table-cell table:formula="of:=SQRT(VAR([.$C$2:.$C$94])/COUNT([.$C$2:.$C$94]))" office:value-type="float" office:value="0.0277589280777733" calcext:value-type="float">
            <text:p>0.0277589281</text:p>
          </table:table-cell>
          <table:table-cell table:formula="of:=SQRT(VAR([.$D$2:.$D$94])/COUNT([.$D$2:.$D$94]))" office:value-type="float" office:value="0.015404483254226" calcext:value-type="float">
            <text:p>0.0154044833</text:p>
          </table:table-cell>
          <table:table-cell/>
          <table:table-cell office:value-type="string" calcext:value-type="string">
            <text:p>B</text:p>
          </table:table-cell>
          <table:table-cell table:formula="of:=TINV([.M20];[.H11])" office:value-type="float" office:value="6.89523051828982" calcext:value-type="float">
            <text:p>6.8952305183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3" calcext:value-type="float">
            <text:p>0.3</text:p>
          </table:table-cell>
          <table:table-cell/>
          <table:table-cell office:value-type="string" calcext:value-type="string">
            <text:p>Mode</text:p>
          </table:table-cell>
          <table:table-cell table:formula="of:=MODE([.$A$2:.$A$94])" office:value-type="float" office:value="0.6" calcext:value-type="float">
            <text:p>0.6</text:p>
          </table:table-cell>
          <table:table-cell table:formula="of:=MODE([.$B$2:.$B$94])" office:value-type="float" office:value="0.6" calcext:value-type="float">
            <text:p>0.6</text:p>
          </table:table-cell>
          <table:table-cell table:formula="of:=MODE([.$C$2:.$C$94])" office:value-type="float" office:value="0.6" calcext:value-type="float">
            <text:p>0.6</text:p>
          </table:table-cell>
          <table:table-cell table:formula="of:=MODE([.$D$2:.$D$94])" office:value-type="float" office:value="0.6" calcext:value-type="float">
            <text:p>0.6</text:p>
          </table:table-cell>
          <table:table-cell/>
          <table:table-cell office:value-type="string" calcext:value-type="string">
            <text:p>SE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Median</text:p>
          </table:table-cell>
          <table:table-cell table:formula="of:=MEDIAN([.$A$2:.$A$94])" office:value-type="float" office:value="0.6" calcext:value-type="float">
            <text:p>0.6</text:p>
          </table:table-cell>
          <table:table-cell table:formula="of:=MEDIAN([.$B$2:.$B$94])" office:value-type="float" office:value="0.6" calcext:value-type="float">
            <text:p>0.6</text:p>
          </table:table-cell>
          <table:table-cell table:formula="of:=MEDIAN([.$C$2:.$C$94])" office:value-type="float" office:value="0.5" calcext:value-type="float">
            <text:p>0.5</text:p>
          </table:table-cell>
          <table:table-cell table:formula="of:=MEDIAN([.$D$2:.$D$94])" office:value-type="float" office:value="0.6" calcext:value-type="float">
            <text:p>0.6</text:p>
          </table:table-cell>
          <table:table-cell table:number-columns-repeated="9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First Quartile </text:p>
          </table:table-cell>
          <table:table-cell table:formula="of:=QUARTILE([.$A$2:.$A$94]; 1)" office:value-type="float" office:value="0.5" calcext:value-type="float">
            <text:p>0.5</text:p>
          </table:table-cell>
          <table:table-cell table:formula="of:=QUARTILE([.$B$2:.$B$94]; 1)" office:value-type="float" office:value="0.55" calcext:value-type="float">
            <text:p>0.55</text:p>
          </table:table-cell>
          <table:table-cell table:formula="of:=QUARTILE([.$C$2:.$C$94]; 1)" office:value-type="float" office:value="0.4" calcext:value-type="float">
            <text:p>0.4</text:p>
          </table:table-cell>
          <table:table-cell table:formula="of:=QUARTILE([.$D$2:.$D$94]; 1)"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yA-yB</text:p>
          </table:table-cell>
          <table:table-cell office:value-type="string" calcext:value-type="string">
            <text:p>YA-yC</text:p>
          </table:table-cell>
          <table:table-cell office:value-type="string" calcext:value-type="string">
            <text:p>YA-yD</text:p>
          </table:table-cell>
          <table:table-cell office:value-type="string" calcext:value-type="string">
            <text:p>YB-yC</text:p>
          </table:table-cell>
          <table:table-cell office:value-type="string" calcext:value-type="string">
            <text:p>YB-yD</text:p>
          </table:table-cell>
          <table:table-cell office:value-type="string" calcext:value-type="string">
            <text:p>YC-yD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A$2:.$A$94]; 3)" office:value-type="float" office:value="0.7" calcext:value-type="float">
            <text:p>0.7</text:p>
          </table:table-cell>
          <table:table-cell table:formula="of:=QUARTILE([.$B$2:.$B$94]; 3)" office:value-type="float" office:value="0.75" calcext:value-type="float">
            <text:p>0.75</text:p>
          </table:table-cell>
          <table:table-cell table:formula="of:=QUARTILE([.$C$2:.$C$94]; 3)" office:value-type="float" office:value="0.6" calcext:value-type="float">
            <text:p>0.6</text:p>
          </table:table-cell>
          <table:table-cell table:formula="of:=QUARTILE([.$D$2:.$D$94]; 3)" office:value-type="float" office:value="0.6" calcext:value-type="float">
            <text:p>0.6</text:p>
          </table:table-cell>
          <table:table-cell/>
          <table:table-cell office:value-type="string" calcext:value-type="string">
            <text:p>upper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Variance</text:p>
          </table:table-cell>
          <table:table-cell table:formula="of:=VAR([.$A$2:.$A$94])" office:value-type="float" office:value="0.0363224043715847" calcext:value-type="float">
            <text:p>0.0363224044</text:p>
          </table:table-cell>
          <table:table-cell table:formula="of:=VAR([.$B$2:.$B$94])" office:value-type="float" office:value="0.027057239057239" calcext:value-type="float">
            <text:p>0.0270572391</text:p>
          </table:table-cell>
          <table:table-cell table:formula="of:=VAR([.$C$2:.$C$94])" office:value-type="float" office:value="0.0331339977851606" calcext:value-type="float">
            <text:p>0.0331339978</text:p>
          </table:table-cell>
          <table:table-cell table:formula="of:=VAR([.$D$2:.$D$94])" office:value-type="float" office:value="0.0220687237026648" calcext:value-type="float">
            <text:p>0.0220687237</text:p>
          </table:table-cell>
          <table:table-cell/>
          <table:table-cell office:value-type="string" calcext:value-type="string">
            <text:p>lower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A$2:.$A$94])" office:value-type="float" office:value="0.190584375990228" calcext:value-type="float">
            <text:p>0.190584376</text:p>
          </table:table-cell>
          <table:table-cell table:formula="of:=STDEV([.$B$2:.$B$94])" office:value-type="float" office:value="0.164490847943705" calcext:value-type="float">
            <text:p>0.1644908479</text:p>
          </table:table-cell>
          <table:table-cell table:formula="of:=STDEV([.$C$2:.$C$94])" office:value-type="float" office:value="0.182027464370519" calcext:value-type="float">
            <text:p>0.1820274644</text:p>
          </table:table-cell>
          <table:table-cell table:formula="of:=STDEV([.$D$2:.$D$94])" office:value-type="float" office:value="0.14855545665732" calcext:value-type="float">
            <text:p>0.1485554567</text:p>
          </table:table-cell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Kurtosis</text:p>
          </table:table-cell>
          <table:table-cell table:formula="of:=KURT([.$A$2:.$A$94])" office:value-type="float" office:value="0.544689367803394" calcext:value-type="float">
            <text:p>0.5446893678</text:p>
          </table:table-cell>
          <table:table-cell table:formula="of:=KURT([.$B$2:.$B$94])" office:value-type="float" office:value="0.863699461665313" calcext:value-type="float">
            <text:p>0.8636994617</text:p>
          </table:table-cell>
          <table:table-cell table:formula="of:=KURT([.$C$2:.$C$94])" office:value-type="float" office:value="-0.369640532332998" calcext:value-type="float">
            <text:p>-0.3696405323</text:p>
          </table:table-cell>
          <table:table-cell table:formula="of:=KURT([.$D$2:.$D$94])" office:value-type="float" office:value="0.1698971940653" calcext:value-type="float">
            <text:p>0.1698971941</text:p>
          </table:table-cell>
          <table:table-cell table:number-columns-repeated="9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Skewness</text:p>
          </table:table-cell>
          <table:table-cell table:formula="of:=SKEW([.$A$2:.$A$94])" office:value-type="float" office:value="-0.645801155706217" calcext:value-type="float">
            <text:p>-0.6458011557</text:p>
          </table:table-cell>
          <table:table-cell table:formula="of:=SKEW([.$B$2:.$B$94])" office:value-type="float" office:value="-0.524103125077869" calcext:value-type="float">
            <text:p>-0.5241031251</text:p>
          </table:table-cell>
          <table:table-cell table:formula="of:=SKEW([.$C$2:.$C$94])" office:value-type="float" office:value="0.279999620657552" calcext:value-type="float">
            <text:p>0.2799996207</text:p>
          </table:table-cell>
          <table:table-cell table:formula="of:=SKEW([.$D$2:.$D$94])" office:value-type="float" office:value="-0.136746781433932" calcext:value-type="float">
            <text:p>-0.1367467814</text:p>
          </table:table-cell>
          <table:table-cell table:number-columns-repeated="9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Range</text:p>
          </table:table-cell>
          <table:table-cell table:formula="of:=MAX([.$A$2:.$A$94])-MIN([.$A$2:.$A$94])" office:value-type="float" office:value="0.9" calcext:value-type="float">
            <text:p>0.9</text:p>
          </table:table-cell>
          <table:table-cell table:formula="of:=MAX([.$B$2:.$B$94])-MIN([.$B$2:.$B$94])" office:value-type="float" office:value="0.9" calcext:value-type="float">
            <text:p>0.9</text:p>
          </table:table-cell>
          <table:table-cell table:formula="of:=MAX([.$C$2:.$C$94])-MIN([.$C$2:.$C$94])" office:value-type="float" office:value="0.7" calcext:value-type="float">
            <text:p>0.7</text:p>
          </table:table-cell>
          <table:table-cell table:formula="of:=MAX([.$D$2:.$D$94])-MIN([.$D$2:.$D$94])"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Minimum</text:p>
          </table:table-cell>
          <table:table-cell table:formula="of:=MIN([.$A$2:.$A$94])" office:value-type="float" office:value="0" calcext:value-type="float">
            <text:p>0</text:p>
          </table:table-cell>
          <table:table-cell table:formula="of:=MIN([.$B$2:.$B$94])" office:value-type="float" office:value="0.1" calcext:value-type="float">
            <text:p>0.1</text:p>
          </table:table-cell>
          <table:table-cell table:formula="of:=MIN([.$C$2:.$C$94])" office:value-type="float" office:value="0.2" calcext:value-type="float">
            <text:p>0.2</text:p>
          </table:table-cell>
          <table:table-cell table:formula="of:=MIN([.$D$2:.$D$94])" office:value-type="float" office:value="0.2" calcext:value-type="float">
            <text:p>0.2</text:p>
          </table:table-cell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Maximum</text:p>
          </table:table-cell>
          <table:table-cell table:formula="of:=MAX([.$A$2:.$A$94])" office:value-type="float" office:value="0.9" calcext:value-type="float">
            <text:p>0.9</text:p>
          </table:table-cell>
          <table:table-cell table:formula="of:=MAX([.$B$2:.$B$94])" office:value-type="float" office:value="1" calcext:value-type="float">
            <text:p>1</text:p>
          </table:table-cell>
          <table:table-cell table:formula="of:=MAX([.$C$2:.$C$94])" office:value-type="float" office:value="0.9" calcext:value-type="float">
            <text:p>0.9</text:p>
          </table:table-cell>
          <table:table-cell table:formula="of:=MAX([.$D$2:.$D$94])"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Sum</text:p>
          </table:table-cell>
          <table:table-cell table:formula="of:=SUM([.$A$2:.$A$94])" office:value-type="float" office:value="36.8" calcext:value-type="float">
            <text:p>36.8</text:p>
          </table:table-cell>
          <table:table-cell table:formula="of:=SUM([.$B$2:.$B$94])" office:value-type="float" office:value="34.8" calcext:value-type="float">
            <text:p>34.8</text:p>
          </table:table-cell>
          <table:table-cell table:formula="of:=SUM([.$C$2:.$C$94])" office:value-type="float" office:value="22.1" calcext:value-type="float">
            <text:p>22.1</text:p>
          </table:table-cell>
          <table:table-cell table:formula="of:=SUM([.$D$2:.$D$94])" office:value-type="float" office:value="51.6" calcext:value-type="float">
            <text:p>51.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Count</text:p>
          </table:table-cell>
          <table:table-cell table:formula="of:=COUNT([.$A$2:.$A$94])" office:value-type="float" office:value="61" calcext:value-type="float">
            <text:p>61</text:p>
          </table:table-cell>
          <table:table-cell table:formula="of:=COUNT([.$B$2:.$B$94])" office:value-type="float" office:value="55" calcext:value-type="float">
            <text:p>55</text:p>
          </table:table-cell>
          <table:table-cell table:formula="of:=COUNT([.$C$2:.$C$94])" office:value-type="float" office:value="43" calcext:value-type="float">
            <text:p>43</text:p>
          </table:table-cell>
          <table:table-cell table:formula="of:=COUNT([.$D$2:.$D$94])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table:number-columns-repeated="15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15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table:number-columns-repeated="15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15"/>
        </table:table-row>
        <table:table-row table:style-name="ro1">
          <table:table-cell table:number-columns-repeated="4" office:value-type="float" office:value="0.6" calcext:value-type="float">
            <text:p>0.6</text:p>
          </table:table-cell>
          <table:table-cell table:number-columns-repeated="15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3" office:value-type="float" office:value="0.4" calcext:value-type="float">
            <text:p>0.4</text:p>
          </table:table-cell>
          <table:table-cell table:number-columns-repeated="15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 office:value-type="float" office:value="0.4" calcext:value-type="float">
            <text:p>0.4</text:p>
          </table:table-cell>
          <table:table-cell table:number-columns-repeated="15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5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5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5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5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048576" calcext:value-type="float">
            <text:p>1048576</text:p>
          </table:table-cell>
          <table:table-cell table:number-columns-repeated="1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5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5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5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5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5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number-columns-repeated="15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number-columns-repeated="15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15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number-columns-repeated="15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number-columns-repeated="15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table:number-columns-repeated="15"/>
        </table:table-row>
      </table:table>
      <table:named-expressions>
        <table:named-range table:name="alpha" table:base-cell-address="$'ANOVA Test'.$M$17" table:cell-range-address="$'ANOVA Test'.$M$17"/>
      </table:named-expressions>
      <table:database-ranges>
        <table:database-range table:name="__Anonymous_Sheet_DB__1" table:target-range-address="data2.A1:data2.D6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 style:data-style-name="N2" text:time-value="18:13:44.8900798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7-05-17T17:14:53.533349376</meta:print-date>
    <dc:date>2017-05-28T18:13:56.034304832</dc:date>
    <meta:editing-duration>PT22H11M41S</meta:editing-duration>
    <meta:editing-cycles>14</meta:editing-cycles>
    <meta:generator>LibreOffice/5.1.6.2$Linux_X86_64 LibreOffice_project/10m0$Build-2</meta:generator>
    <meta:document-statistic meta:table-count="3" meta:cell-count="16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495cm" svg:height="9.005cm" xlink:href=".." xlink:type="simple" chart:class="chart:scatter" chart:style-name="ch1">
        <chart:legend chart:legend-position="end" svg:x="15.37cm" svg:y="3.456cm" style:legend-expansion="high" chart:style-name="ch2"/>
        <chart:plot-area chart:style-name="ch3" table:cell-range-address="Histogram10OBSTACLES.A3:Histogram10OBSTACLES.E13 Histogram10OBSTACLES.B2:Histogram10OBSTACLES.E2" chart:data-source-has-labels="row" svg:x="0.329cm" svg:y="0.18cm" svg:width="14.712cm" svg:height="8.645cm">
          <chartooo:coordinate-region svg:x="1.241cm" svg:y="0.379cm" svg:width="13.5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istogram10OBSTACLES.B3:Histogram10OBSTACLES.B13" chart:label-cell-address="Histogram10OBSTACLES.B2:Histogram10OBSTACLES.B2" chart:class="chart:scatter">
            <chart:domain table:cell-range-address="Histogram10OBSTACLES.A3:Histogram10OBSTACLES.A13"/>
            <chart:data-point chart:repeated="11"/>
          </chart:series>
          <chart:series chart:style-name="ch7" chart:values-cell-range-address="Histogram10OBSTACLES.C3:Histogram10OBSTACLES.C13" chart:label-cell-address="Histogram10OBSTACLES.C2:Histogram10OBSTACLES.C2" chart:class="chart:scatter">
            <chart:data-point chart:repeated="11"/>
          </chart:series>
          <chart:series chart:style-name="ch8" chart:values-cell-range-address="Histogram10OBSTACLES.D3:Histogram10OBSTACLES.D13" chart:label-cell-address="Histogram10OBSTACLES.D2:Histogram10OBSTACLES.D2" chart:class="chart:scatter">
            <chart:data-point chart:repeated="11"/>
          </chart:series>
          <chart:series chart:style-name="ch9" chart:values-cell-range-address="Histogram10OBSTACLES.E3:Histogram10OBSTACLES.E13" chart:label-cell-address="Histogram10OBSTACLES.E2:Histogram10OBSTACLES.E2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1</text:p>
                <draw:g>
                  <svg:desc>Histogram10OBSTACLES.B2:Histogram10OBSTACLES.B2</svg:desc>
                </draw:g>
              </table:table-cell>
              <table:table-cell office:value-type="string">
                <text:p>41</text:p>
                <draw:g>
                  <svg:desc>Histogram10OBSTACLES.C2:Histogram10OBSTACLES.C2</svg:desc>
                </draw:g>
              </table:table-cell>
              <table:table-cell office:value-type="string">
                <text:p>14</text:p>
                <draw:g>
                  <svg:desc>Histogram10OBSTACLES.D2:Histogram10OBSTACLES.D2</svg:desc>
                </draw:g>
              </table:table-cell>
              <table:table-cell office:value-type="string">
                <text:p>44</text:p>
                <draw:g>
                  <svg:desc>Histogram10OBSTACLES.E2:Histogram10OBSTACLES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istogram10OBSTACLES.A3:Histogram10OBSTACLES.A13</svg:desc>
                </draw:g>
              </table:table-cell>
              <table:table-cell office:value-type="float" office:value="0.016393442623">
                <text:p>0.016393442623</text:p>
                <draw:g>
                  <svg:desc>Histogram10OBSTACLES.B3:Histogram10OBSTACLES.B13</svg:desc>
                </draw:g>
              </table:table-cell>
              <table:table-cell office:value-type="float" office:value="NaN">
                <text:p>NaN</text:p>
                <draw:g>
                  <svg:desc>Histogram10OBSTACLES.C3:Histogram10OBSTACLES.C13</svg:desc>
                </draw:g>
              </table:table-cell>
              <table:table-cell office:value-type="float" office:value="NaN">
                <text:p>NaN</text:p>
                <draw:g>
                  <svg:desc>Histogram10OBSTACLES.D3:Histogram10OBSTACLES.D13</svg:desc>
                </draw:g>
              </table:table-cell>
              <table:table-cell office:value-type="float" office:value="NaN">
                <text:p>NaN</text:p>
                <draw:g>
                  <svg:desc>Histogram10OBSTACLES.E3:Histogram10OBSTACLES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625">
                <text:p>0.015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327868852459">
                <text:p>0.0327868852459</text:p>
              </table:table-cell>
              <table:table-cell office:value-type="float" office:value="0.0819672131148">
                <text:p>0.0819672131148</text:p>
              </table:table-cell>
              <table:table-cell office:value-type="float" office:value="NaN">
                <text:p>NaN</text:p>
              </table:table-cell>
              <table:table-cell office:value-type="float" office:value="0.0151515151515">
                <text:p>0.01515151515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16393442623">
                <text:p>0.016393442623</text:p>
              </table:table-cell>
              <table:table-cell office:value-type="float" office:value="0.0819672131148">
                <text:p>0.0819672131148</text:p>
              </table:table-cell>
              <table:table-cell office:value-type="float" office:value="NaN">
                <text:p>NaN</text:p>
              </table:table-cell>
              <table:table-cell office:value-type="float" office:value="0.0757575757576">
                <text:p>0.07575757575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16393442623">
                <text:p>0.16393442623</text:p>
              </table:table-cell>
              <table:table-cell office:value-type="float" office:value="0.213114754098">
                <text:p>0.213114754098</text:p>
              </table:table-cell>
              <table:table-cell office:value-type="float" office:value="0.125">
                <text:p>0.125</text:p>
              </table:table-cell>
              <table:table-cell office:value-type="float" office:value="0.136363636364">
                <text:p>0.1363636363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114754098361">
                <text:p>0.114754098361</text:p>
              </table:table-cell>
              <table:table-cell office:value-type="float" office:value="0.147540983607">
                <text:p>0.147540983607</text:p>
              </table:table-cell>
              <table:table-cell office:value-type="float" office:value="0.109375">
                <text:p>0.109375</text:p>
              </table:table-cell>
              <table:table-cell office:value-type="float" office:value="0.227272727273">
                <text:p>0.227272727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213114754098">
                <text:p>0.213114754098</text:p>
              </table:table-cell>
              <table:table-cell office:value-type="float" office:value="0.27868852459">
                <text:p>0.27868852459</text:p>
              </table:table-cell>
              <table:table-cell office:value-type="float" office:value="0.359375">
                <text:p>0.359375</text:p>
              </table:table-cell>
              <table:table-cell office:value-type="float" office:value="0.333333333333">
                <text:p>0.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213114754098">
                <text:p>0.213114754098</text:p>
              </table:table-cell>
              <table:table-cell office:value-type="float" office:value="0.0655737704918">
                <text:p>0.0655737704918</text:p>
              </table:table-cell>
              <table:table-cell office:value-type="float" office:value="0.171875">
                <text:p>0.171875</text:p>
              </table:table-cell>
              <table:table-cell office:value-type="float" office:value="0.0909090909091">
                <text:p>0.09090909090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147540983607">
                <text:p>0.147540983607</text:p>
              </table:table-cell>
              <table:table-cell office:value-type="float" office:value="0.0983606557377">
                <text:p>0.0983606557377</text:p>
              </table:table-cell>
              <table:table-cell office:value-type="float" office:value="0.15625">
                <text:p>0.15625</text:p>
              </table:table-cell>
              <table:table-cell office:value-type="float" office:value="0.106060606061">
                <text:p>0.1060606060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0819672131148">
                <text:p>0.0819672131148</text:p>
              </table:table-cell>
              <table:table-cell office:value-type="float" office:value="0.0327868852459">
                <text:p>0.0327868852459</text:p>
              </table:table-cell>
              <table:table-cell office:value-type="float" office:value="0.046875">
                <text:p>0.046875</text:p>
              </table:table-cell>
              <table:table-cell office:value-type="float" office:value="0.0151515151515">
                <text:p>0.01515151515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625">
                <text:p>0.01562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